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Five Green Apples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Farmer Plants The Seeds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Johnny Hammer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Rain On The Rooftop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Row Your Boat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There's Something In My Pocket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Twinkle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Wiggle Fingers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Wiggle Wiggle Little Mouse - BM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style-name="Default"/>
          <table:table-cell/>
          <table:table-cell office:value-type="string">
            <text:p>Wind The Bobbin - B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style-name="Default"/>
          <table:table-cell/>
          <table:table-cell office:value-type="string">
            <text:p>With My Hands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35])" office:value-type="float" office:value="8.5">
            <text:p>8.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36]*[.C37]" office:value-type="currency" office:currency="USD" office:value="212.5">
            <text:p>$212.50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11/22/2009</text:date>, <text:time>17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22T17:49:00</dc:date>
    <meta:editing-duration>PT04H26M53S</meta:editing-duration>
    <meta:editing-cycles>6</meta:editing-cycles>
    <meta:generator>OpenOffice.org/3.0$Linux OpenOffice.org_project/300m15$Build-9379</meta:generator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